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f96" officeooo:paragraph-rsid="00101f96"/>
    </style:style>
    <style:style style:name="P2" style:family="paragraph" style:parent-style-name="Standard">
      <style:text-properties fo:color="#c9211e" officeooo:rsid="00101f96" officeooo:paragraph-rsid="00101f96"/>
    </style:style>
    <style:style style:name="T1" style:family="text">
      <style:text-properties officeooo:rsid="0011543b"/>
    </style:style>
    <style:style style:name="T2" style:family="text">
      <style:text-properties officeooo:rsid="0013e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# writing <text:span text:style-name="T1">data to </text:span>csv files in python using csv <text:span text:style-name="T2">module</text:span> .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c9211e" officeooo:rsid="00101f9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05:41:00.691215042</meta:creation-date>
    <meta:generator>LibreOffice/6.4.7.2$Linux_X86_64 LibreOffice_project/40$Build-2</meta:generator>
    <dc:date>2023-10-21T06:12:02.488589954</dc:date>
    <meta:editing-duration>PT31M2S</meta:editing-duration>
    <meta:editing-cycles>3</meta:editing-cycles>
    <meta:document-statistic meta:table-count="0" meta:image-count="0" meta:object-count="0" meta:page-count="1" meta:paragraph-count="1" meta:word-count="12" meta:character-count="56" meta:non-whitespace-character-count="45"/>
  </office:meta>
</office:document-meta>
</file>